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166d" officeooo:paragraph-rsid="0013166d"/>
    </style:style>
    <style:style style:name="T1" style:family="text">
      <style:text-properties officeooo:rsid="001371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ple Linear Regression</text:p>
      <text:p text:style-name="P1"/>
      <text:p text:style-name="P1">1. I created the file in jupyter notebook. And the file name is “prediction.ipynb” and code</text:p>
      <text:p text:style-name="P1">executed under linux system(ubuntu).</text:p>
      <text:p text:style-name="P1"/>
      <text:p text:style-name="P1">2. The library i used</text:p>
      <text:p text:style-name="P1"/>
      <text:p text:style-name="P1">a. numpy,</text:p>
      <text:p text:style-name="P1">b. pandas,</text:p>
      <text:p text:style-name="P1">c. matplotlib,</text:p>
      <text:p text:style-name="P1">d. csv,</text:p>
      <text:p text:style-name="P1">e. datetime,</text:p>
      <text:p text:style-name="P1">f. sklearn</text:p>
      <text:p text:style-name="P1"/>
      <text:p text:style-name="P1">3. I used python3 in jupyter notebook.</text:p>
      <text:p text:style-name="P1"/>
      <text:p text:style-name="P1">4. Running instruction.</text:p>
      <text:p text:style-name="P1">a. All the library should be preinstalled which i used.</text:p>
      <text:p text:style-name="P1">b. Keep the file “<text:span text:style-name="T1">houseprice</text:span>.ipynb” and “<text:span text:style-name="T1">Housing</text:span>.csv” at same place.</text:p>
      <text:p text:style-name="P1">c. Open jupyter notebook by writing “jupyter notebook” on terminal.</text:p>
      <text:p text:style-name="P1">d. It is better to keep both file in home directory.</text:p>
      <text:p text:style-name="P1"/>
      <text:p text:style-name="P1"><text:span text:style-name="T1">5</text:span>. I used scikit learn to train our model “LinearRegression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2:24:52.224167276</meta:creation-date>
    <dc:date>2018-09-06T14:35:41.342155154</dc:date>
    <meta:editing-duration>PT1S</meta:editing-duration>
    <meta:editing-cycles>1</meta:editing-cycles>
    <meta:document-statistic meta:table-count="0" meta:image-count="0" meta:object-count="0" meta:page-count="1" meta:paragraph-count="17" meta:word-count="101" meta:character-count="598" meta:non-whitespace-character-count="514"/>
    <meta:generator>LibreOffice/6.0.3.2$Linux_X86_64 LibreOffice_project/00m0$Build-2</meta:generator>
  </office:meta>
</office:document-meta>
</file>